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EnumTestVO.get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et.setSmsType( SmsType sm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EnumTestVO.setPacket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et.getSm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